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4634in"/>
    </style:style>
    <style:style style:name="co4" style:family="table-column">
      <style:table-column-properties fo:break-before="auto" style:column-width="0.7083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№</text:p>
          </table:table-cell>
          <table:table-cell office:value-type="string" calcext:value-type="string">
            <text:p>Микрометр (мм)</text:p>
          </table:table-cell>
          <table:table-cell office:value-type="string" calcext:value-type="string">
            <text:p>Штангерциркуль (мм)</text:p>
          </table:table-cell>
          <table:table-cell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5</text:p>
          </table:table-cell>
          <table:table-cell table:number-columns-repeated="10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5</text:p>
          </table:table-cell>
          <table:table-cell table:number-columns-repeated="102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5</text:p>
          </table:table-cell>
          <table:table-cell table:number-columns-repeated="10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5</text:p>
          </table:table-cell>
          <table:table-cell table:number-columns-repeated="102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5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creator>Влад Костылев</dc:creator>
    <meta:creation-date>2022-09-15T14:17:18Z</meta:creation-date>
    <dc:date>2022-09-15T08:30:45Z</dc:date>
    <meta:editing-cycles>1</meta:editing-cycles>
    <meta:editing-duration>PT98S</meta:editing-duration>
    <meta:document-statistic meta:table-count="1" meta:cell-count="18" meta:object-count="0"/>
  </office:meta>
</office:document-meta>
</file>